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5_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Sabbath [Hebrew]/</text:p>
      <text:p text:style-name="P6">The shepherd bard in his devotional outpourings once did thus express himself,/ [Hebrew] "This is my consolation in my affliction, that Thy/ word hath quickened me" <text:s/>My Brethren. <text:s/>Through every stage of the/ last eighteen centuries, the pious ejaculation of the royal Pslamist, has been/ echoed by one whole nation. <text:s/>The conscience that the knowledge/ treasured up in the volumes revered by Israel, is an effusion of God's/ boundless wisdom, has ever proved to them a panoply and a shield./ <text:s/>Thus armed, they sallied forth to combat against the assailants of religious/ truths, and became invulnerable. <text:s/>When thousands on their left and/ myriads on their right-hand pressed them around, that they might/ descend down to their level, they yielded not the lofty stand where-/-unto they had been elevated, for, they felt that its abandonment/ was the surrendering of the eternal principles they were destined/ to uphold. <text:s/>Even when the sun refused them its genial rays, and they/ were enshrouded in the impenetrable darkness of religious persecution,/ Gods' holy law was [Hebrew] "a lamp to their feet and/ a light to their paths". <text:s/>That formed their delight and study/ at the colleges and in the Synagogues, as it has been the real con-/-solation of the faithful even to this day. <text:s/>National sorrows/ had not the power of crushing them, as other peoples have been crushed,/ beneath their ponderous weight, but they arose above them with/ renewed hope. <text:s/>The steadfast conviction that as immutable and/ imperishable as His Divine Essence, so is the revelation manifested/ by the Almighty to our progenitors, breathed into them sentiments of/ filial gratitude. <text:s/>And although human-like, they could not/ but lament the sufferings indured[sic!] in the fulfilment[sic!] of their noble/ task, they still were comforted by the remembrance of God's pri-/-stine love for Israel and the glory of their mission./</text:p>
      <text:p text:style-name="P6"><text:soft-page-break/>For, on what nation, my beloved hearers! has the spirit of the/ Lord rested as upon the Hebrew? <text:s/>To whom, among the offspring/ of Adam, were communicated tenets so sublime, as those which/</text:p>
      <text:p text:style-name="P6"/>
      <text:p text:style-name="P6">[Page 2]</text:p>
      <text:p text:style-name="P6">were transmitted to us in the lesson designated for this Sabbath?/ <text:s/>What the deepest researches of the Sages of antiquity failed to discover,/ is embodied in those heavenly pages. <text:s/>In the peal of the/ thunder, as in the softest dew-drop, in the tempestuous billows/ as in the furling-brook, in the blighting [?] as in the/ gentlest breeze, we were taught by that imparting to recognize,/ the indivisible power of the Lord, to bend our adoration to nature's/ God, who is the sole Author of the heaven and earth, of the sea and/ the fulness thereof [Hebrew]/ We <text:span text:style-name="T2">hear</text:span><text:span text:style-name="T3"> also learnt from the same holy source that the balance/ of Divine justice, cannot be counterpoised by any human regard./ <text:s/>That its inflexible rule affects alike the most righteous and/ the most impious of men [Hebrew]/ But that nevertheless the arms of heavenly compassion are ever/ stretched forth to receive in their embrace those who turn their/ hearts in sincerity; for, the power of repentance has not been with-/-held by the merciful Creator from any of his creatures, but He/ has granted them unrestrained freedom to labor either for their weal/ or their woe. <text:s/>As it is obviously enunciated in the following/ sentence spoken unto the father of prophets [Hebrew]/ [Hebrew] "Oh! that their mind/ were such, to fear me, and keep my precepts always, that it might/ be well with them, and their children for ever"./ </text:span></text:p>
      <text:p text:style-name="P6"><text:span text:style-name="T3">But the grandest Truth, which the section we have perused this morn-/-ing discloses is that, my dear Brethren, to disseminate which/ our Sovereign legislator has steeled our hearts against the onslaught/ of an erring world. <text:s/>It is that Truth which has become the watch-/-word of Israel, and which has been sealed with their precious blood/ at the rack and on the scaffold. <text:s/>That truth which the venerated/ lips of Rabbi Akibah breathed out, while the </text:span><text:span text:style-name="T2">sharp-pointed</text:span><text:span text:style-name="T3"> engines of torture were tearing/ his flesh. <text:s/>It is that glorious knowledge, I say, which has raised/</text:span></text:p>
      <text:p text:style-name="P6"><text:span text:style-name="T3"/></text:p>
      <text:p text:style-name="P6"><text:span text:style-name="T3">[Page 3]</text:span></text:p>
      <text:p text:style-name="P6"><text:span text:style-name="T3">a host of martyrs, whose end we have lately bewailed, but whose self-/denial adds this Sabbath to our consolation, for, we view in it the/ stone which-though despised by the builders,--will nevertheless become/ the foundation of that broad edifice designed finally to shelter beneath its/ wings all the </text:span><text:span text:style-name="T2">the</text:span><text:span text:style-name="T3"> human beings called by the Almighty into existence./ <text:s/>It is the Unity and incorporeity of the Most High. <text:s/>How is indeed/ the march of religious enlightenment, but we who have led the/ van, will hopefully move onward, and never falter./</text:span></text:p>
      <text:p text:style-name="P6"><text:span text:style-name="T3">My friends! <text:s/>Our living example, our unflinching adherence to those/ truths will teach the world that the Great Spirit of the Universe is/ One, that He is all-mighty to save, and therefore requires neither/ a coadjutor nor an associate. <text:s/>That the redemption of one's soul depends/ on virtuous deeds and not on a belief in a vicarious sacrifice so repu-/-gnant to reason, and so subversive of the pure word of God./ <text:s/>Let me then urge you to be exceedingly wary lest our children </text:span><text:span text:style-name="T2">do</text:span><text:span text:style-name="T3">/ </text:span><text:span text:style-name="T2">no</text:span><text:span text:style-name="T3"> learn by association to rehearse prayers </text:span><text:span text:style-name="T2">of</text:span><text:span text:style-name="T3"> borrowed from gentile/ sources, and antagonistical to Judaism. <text:s/>But let us ourselves elicit/ from their innocent lips, when hailing the light which God alone has/ created, and when nature invites them to rest, that the Eternal/ Being whom Israel adore, is an indissoluble Unity [Hebrew]/ Imbued with that solemn truth, they will also in their turn, as they grow/ to manhood, in silent eloquence preach it to the world, until the hearts/ of men shall throb in unison of brotherly tenderness, until all </text:span><text:span text:style-name="T2">kneens</text:span><text:span text:style-name="T3">/ knees bow before the same altar, all tongues avow that Adonai is/ the only God, and besides Him none in the heaven or on the earth/ can create, sustain or deliver. <text:s/>For, that knowledge at which/ mankind must alternately arrive has been committed to our vigilant/ care, and while it has quickened us, it has relieved our afflictions./ <text:s/>[Hebrew]. <text:s/>The conviction that our suffering was/ pregnant with a happiness that would become universal, inspired/ us with unflinching constancy. <text:s/>And we have, my Brethren!/</text:span></text:p>
      <text:p text:style-name="P6"><text:span text:style-name="T3"/></text:p>
      <text:p text:style-name="P6"><text:span text:style-name="T3">[Page 4]</text:span></text:p>
      <text:p text:style-name="P6"><text:soft-page-break/><text:span text:style-name="T3">carried the immutable word of the Lord to the icy North and to the sunny/ South; we sanctified it from the Eastern to the Western hemisphere, and/ it has proved our consolation. <text:s/>Let me therefore pray on this Sabbath/ emphatically called "the Sabbath of consolation" that the same celestial/ imparting may continue to arouse grateful feelings in our/ breasts; that our successors like our predecessors may pride/ themselves on the possession of the eternal principles they have/ inherited, and never barter them for worldly preferments./ <text:s/>Let me pray that we may remain steadfast in our attachment/ to our ancestral faith, and like R. Akiba proclaim with the last/ breath that "Adonai is our God, Adonai is One." <text:s/>And may our/ heavenly Saviour grant the reward of such fidelity be a restoration/ to national independence in the patriarchal land, even within the/ walls of Zion; the city of the Great King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30T14:09:00.41</meta:creation-date>
    <dc:date>2012-07-30T14:43:57.36</dc:date>
    <dc:creator>Penn Libraries</dc:creator>
    <meta:editing-duration>PT00H00M5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4" meta:paragraph-count="72" meta:word-count="1330" meta:character-count="8313"/>
  </office:meta>
</office:document-meta>
</file>